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nly_succe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Square Size</text:p>
          </table:table-cell>
          <table:table-cell office:value-type="string" calcext:value-type="string">
            <text:p>Total Path Distance</text:p>
          </table:table-cell>
          <table:table-cell office:value-type="string" calcext:value-type="string">
            <text:p>Total Energy Cost</text:p>
          </table:table-cell>
          <table:table-cell office:value-type="string" calcext:value-type="string">
            <text:p>Total Traversal Time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Square Size</text:p>
          </table:table-cell>
          <table:table-cell office:value-type="string" calcext:value-type="string">
            <text:p>Total Path Distance</text:p>
          </table:table-cell>
          <table:table-cell office:value-type="string" calcext:value-type="string">
            <text:p>Total Energy Cost</text:p>
          </table:table-cell>
          <table:table-cell office:value-type="string" calcext:value-type="string">
            <text:p>Total Traversal Time</text:p>
          </table:table-cell>
          <table:table-cell/>
          <table:table-cell office:value-type="string" calcext:value-type="string">
            <text:p>Energy Cost Difference</text:p>
          </table:table-cell>
          <table:table-cell office:value-type="string" calcext:value-type="string">
            <text:p>Energy Cost/Distance</text:p>
          </table:table-cell>
          <table:table-cell table:style-name="Default" office:value-type="string" calcext:value-type="string">
            <text:p>Energy Cost Savings</text:p>
          </table:table-cell>
          <table:table-cell office:value-type="string" calcext:value-type="string">
            <text:p>Total Runs</text:p>
          </table:table-cell>
          <table:table-cell/>
          <table:table-cell office:value-type="string" calcext:value-type="string">
            <text:p>Percent chance of a more energy efficient path</text:p>
          </table:table-cell>
          <table:table-cell office:value-type="string" calcext:value-type="string">
            <text:p>Avg Energy Savings</text:p>
          </table:table-cell>
          <table:table-cell office:value-type="string" calcext:value-type="string">
            <text:p>avg energy savings Joules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100.41" calcext:value-type="float">
            <text:p>100.41</text:p>
          </table:table-cell>
          <table:table-cell office:value-type="float" office:value="563093.28" calcext:value-type="float">
            <text:p>563093.28</text:p>
          </table:table-cell>
          <table:table-cell office:value-type="float" office:value="36.58" calcext:value-type="float">
            <text:p>36.5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103.49" calcext:value-type="float">
            <text:p>103.49</text:p>
          </table:table-cell>
          <table:table-cell office:value-type="float" office:value="552508.23" calcext:value-type="float">
            <text:p>552508.23</text:p>
          </table:table-cell>
          <table:table-cell office:value-type="float" office:value="35.24" calcext:value-type="float">
            <text:p>35.24</text:p>
          </table:table-cell>
          <table:table-cell/>
          <table:table-cell office:value-type="float" office:value="10585.0509885945" calcext:value-type="float">
            <text:p>10585.0509885945</text:p>
          </table:table-cell>
          <table:table-cell office:value-type="float" office:value="5338.80698067987" calcext:value-type="float">
            <text:p>5338.80698067987</text:p>
          </table:table-cell>
          <table:table-cell office:value-type="percentage" office:value="0.0187980416555039" calcext:value-type="percentage">
            <text:p>1.88%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" table:formula="of:=50/[.P51]" office:value-type="percentage" office:value="0.0116658889407373" calcext:value-type="percentage">
            <text:p>1.17%</text:p>
          </table:table-cell>
          <table:table-cell table:style-name="ce1" table:formula="of:=AVERAGE([.O2:.O51])" office:value-type="percentage" office:value="0.0125873286701313" calcext:value-type="percentage">
            <text:p>1.26%</text:p>
          </table:table-cell>
          <table:table-cell table:formula="of:=AVERAGE([.M2:.M51])" office:value-type="float" office:value="7156.61724632615" calcext:value-type="float">
            <text:p>7156.61724632615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1.72" calcext:value-type="float">
            <text:p>91.72</text:p>
          </table:table-cell>
          <table:table-cell office:value-type="float" office:value="562566.92" calcext:value-type="float">
            <text:p>562566.92</text:p>
          </table:table-cell>
          <table:table-cell office:value-type="float" office:value="37.01" calcext:value-type="float">
            <text:p>37.0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0.1" calcext:value-type="float">
            <text:p>90.1</text:p>
          </table:table-cell>
          <table:table-cell office:value-type="float" office:value="552849.9" calcext:value-type="float">
            <text:p>552849.9</text:p>
          </table:table-cell>
          <table:table-cell office:value-type="float" office:value="36.38" calcext:value-type="float">
            <text:p>36.38</text:p>
          </table:table-cell>
          <table:table-cell/>
          <table:table-cell office:value-type="float" office:value="9717.02108685975" calcext:value-type="float">
            <text:p>9717.02108685975</text:p>
          </table:table-cell>
          <table:table-cell office:value-type="float" office:value="6135.66126361161" calcext:value-type="float">
            <text:p>6135.66126361161</text:p>
          </table:table-cell>
          <table:table-cell office:value-type="percentage" office:value="0.0172726492330827" calcext:value-type="percentage">
            <text:p>1.73%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6.89" calcext:value-type="float">
            <text:p>96.89</text:p>
          </table:table-cell>
          <table:table-cell office:value-type="float" office:value="580880.11" calcext:value-type="float">
            <text:p>580880.11</text:p>
          </table:table-cell>
          <table:table-cell office:value-type="float" office:value="38.4" calcext:value-type="float">
            <text:p>38.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61" calcext:value-type="float">
            <text:p>96.61</text:p>
          </table:table-cell>
          <table:table-cell office:value-type="float" office:value="577496.38" calcext:value-type="float">
            <text:p>577496.38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3383.73302681884" calcext:value-type="float">
            <text:p>3383.73302681884</text:p>
          </table:table-cell>
          <table:table-cell office:value-type="float" office:value="5977.49454431772" calcext:value-type="float">
            <text:p>5977.49454431772</text:p>
          </table:table-cell>
          <table:table-cell office:value-type="percentage" office:value="0.00582518313313155" calcext:value-type="percentage">
            <text:p>0.58%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7.83" calcext:value-type="float">
            <text:p>97.83</text:p>
          </table:table-cell>
          <table:table-cell office:value-type="float" office:value="533460.76" calcext:value-type="float">
            <text:p>533460.76</text:p>
          </table:table-cell>
          <table:table-cell office:value-type="float" office:value="35.36" calcext:value-type="float">
            <text:p>35.3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7.83" calcext:value-type="float">
            <text:p>97.83</text:p>
          </table:table-cell>
          <table:table-cell office:value-type="float" office:value="532293.69" calcext:value-type="float">
            <text:p>532293.69</text:p>
          </table:table-cell>
          <table:table-cell office:value-type="float" office:value="35.36" calcext:value-type="float">
            <text:p>35.36</text:p>
          </table:table-cell>
          <table:table-cell/>
          <table:table-cell office:value-type="float" office:value="1167.06895177579" calcext:value-type="float">
            <text:p>1167.06895177579</text:p>
          </table:table-cell>
          <table:table-cell office:value-type="float" office:value="5441.0288516632" calcext:value-type="float">
            <text:p>5441.0288516632</text:p>
          </table:table-cell>
          <table:table-cell office:value-type="percentage" office:value="0.00218773159815519" calcext:value-type="percentage">
            <text:p>0.22%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6.8" calcext:value-type="float">
            <text:p>96.8</text:p>
          </table:table-cell>
          <table:table-cell office:value-type="float" office:value="560403.38" calcext:value-type="float">
            <text:p>560403.38</text:p>
          </table:table-cell>
          <table:table-cell office:value-type="float" office:value="37.88" calcext:value-type="float">
            <text:p>37.8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8" calcext:value-type="float">
            <text:p>96.8</text:p>
          </table:table-cell>
          <table:table-cell office:value-type="float" office:value="560403.38" calcext:value-type="float">
            <text:p>560403.38</text:p>
          </table:table-cell>
          <table:table-cell office:value-type="float" office:value="37.88" calcext:value-type="float">
            <text:p>37.88</text:p>
          </table:table-cell>
          <table:table-cell/>
          <table:table-cell office:value-type="float" office:value="0.000000000116415321826935" calcext:value-type="float">
            <text:p>1.16415321826935E-10</text:p>
          </table:table-cell>
          <table:table-cell office:value-type="float" office:value="5789.34359596172" calcext:value-type="float">
            <text:p>5789.34359596172</text:p>
          </table:table-cell>
          <table:table-cell office:value-type="percentage" office:value="2.07734868033435E-016" calcext:value-type="percentage">
            <text:p>0.00%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13" calcext:value-type="float">
            <text:p>92.13</text:p>
          </table:table-cell>
          <table:table-cell office:value-type="float" office:value="586083.5" calcext:value-type="float">
            <text:p>586083.5</text:p>
          </table:table-cell>
          <table:table-cell office:value-type="float" office:value="36.52" calcext:value-type="float">
            <text:p>36.5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1.98" calcext:value-type="float">
            <text:p>91.98</text:p>
          </table:table-cell>
          <table:table-cell office:value-type="float" office:value="570722.96" calcext:value-type="float">
            <text:p>570722.96</text:p>
          </table:table-cell>
          <table:table-cell office:value-type="float" office:value="36.51" calcext:value-type="float">
            <text:p>36.51</text:p>
          </table:table-cell>
          <table:table-cell/>
          <table:table-cell office:value-type="float" office:value="15360.546090304" calcext:value-type="float">
            <text:p>15360.546090304</text:p>
          </table:table-cell>
          <table:table-cell office:value-type="float" office:value="6205.1740309759" calcext:value-type="float">
            <text:p>6205.1740309759</text:p>
          </table:table-cell>
          <table:table-cell office:value-type="percentage" office:value="0.0262088013272808" calcext:value-type="percentage">
            <text:p>2.62%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1.43" calcext:value-type="float">
            <text:p>91.43</text:p>
          </table:table-cell>
          <table:table-cell office:value-type="float" office:value="547842.56" calcext:value-type="float">
            <text:p>547842.56</text:p>
          </table:table-cell>
          <table:table-cell office:value-type="float" office:value="36.47" calcext:value-type="float">
            <text:p>36.4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5.54" calcext:value-type="float">
            <text:p>95.54</text:p>
          </table:table-cell>
          <table:table-cell office:value-type="float" office:value="528946.13" calcext:value-type="float">
            <text:p>528946.13</text:p>
          </table:table-cell>
          <table:table-cell office:value-type="float" office:value="35.72" calcext:value-type="float">
            <text:p>35.72</text:p>
          </table:table-cell>
          <table:table-cell/>
          <table:table-cell office:value-type="float" office:value="18896.4311123296" calcext:value-type="float">
            <text:p>18896.4311123296</text:p>
          </table:table-cell>
          <table:table-cell office:value-type="float" office:value="5536.56866834835" calcext:value-type="float">
            <text:p>5536.56866834835</text:p>
          </table:table-cell>
          <table:table-cell office:value-type="percentage" office:value="0.0344924479045813" calcext:value-type="percentage">
            <text:p>3.45%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97" calcext:value-type="float">
            <text:p>95.97</text:p>
          </table:table-cell>
          <table:table-cell office:value-type="float" office:value="565774.18" calcext:value-type="float">
            <text:p>565774.18</text:p>
          </table:table-cell>
          <table:table-cell office:value-type="float" office:value="36.79" calcext:value-type="float">
            <text:p>36.7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2.57" calcext:value-type="float">
            <text:p>92.57</text:p>
          </table:table-cell>
          <table:table-cell office:value-type="float" office:value="559593.97" calcext:value-type="float">
            <text:p>559593.97</text:p>
          </table:table-cell>
          <table:table-cell office:value-type="float" office:value="36.55" calcext:value-type="float">
            <text:p>36.55</text:p>
          </table:table-cell>
          <table:table-cell/>
          <table:table-cell office:value-type="float" office:value="6180.2110801097" calcext:value-type="float">
            <text:p>6180.2110801097</text:p>
          </table:table-cell>
          <table:table-cell office:value-type="float" office:value="6045.18992580968" calcext:value-type="float">
            <text:p>6045.18992580968</text:p>
          </table:table-cell>
          <table:table-cell office:value-type="percentage" office:value="0.0109234590277489" calcext:value-type="percentage">
            <text:p>1.09%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85" calcext:value-type="float">
            <text:p>95.85</text:p>
          </table:table-cell>
          <table:table-cell office:value-type="float" office:value="535030.96" calcext:value-type="float">
            <text:p>535030.96</text:p>
          </table:table-cell>
          <table:table-cell office:value-type="float" office:value="35.74" calcext:value-type="float">
            <text:p>35.7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5.85" calcext:value-type="float">
            <text:p>95.85</text:p>
          </table:table-cell>
          <table:table-cell office:value-type="float" office:value="535030.96" calcext:value-type="float">
            <text:p>535030.96</text:p>
          </table:table-cell>
          <table:table-cell office:value-type="float" office:value="35.74" calcext:value-type="float">
            <text:p>35.74</text:p>
          </table:table-cell>
          <table:table-cell/>
          <table:table-cell office:value-type="float" office:value="0.000000000116415321826935" calcext:value-type="float">
            <text:p>1.16415321826935E-10</text:p>
          </table:table-cell>
          <table:table-cell office:value-type="float" office:value="5581.8896798577" calcext:value-type="float">
            <text:p>5581.8896798577</text:p>
          </table:table-cell>
          <table:table-cell office:value-type="percentage" office:value="2.17586140005671E-016" calcext:value-type="percentage">
            <text:p>0.00%</text:p>
          </table:table-cell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4.67" calcext:value-type="float">
            <text:p>94.67</text:p>
          </table:table-cell>
          <table:table-cell office:value-type="float" office:value="536451.23" calcext:value-type="float">
            <text:p>536451.23</text:p>
          </table:table-cell>
          <table:table-cell office:value-type="float" office:value="36.69" calcext:value-type="float">
            <text:p>36.6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4.67" calcext:value-type="float">
            <text:p>94.67</text:p>
          </table:table-cell>
          <table:table-cell office:value-type="float" office:value="535928.95" calcext:value-type="float">
            <text:p>535928.95</text:p>
          </table:table-cell>
          <table:table-cell office:value-type="float" office:value="36.69" calcext:value-type="float">
            <text:p>36.69</text:p>
          </table:table-cell>
          <table:table-cell/>
          <table:table-cell office:value-type="float" office:value="522.288375437027" calcext:value-type="float">
            <text:p>522.288375437027</text:p>
          </table:table-cell>
          <table:table-cell office:value-type="float" office:value="5660.8113170161" calcext:value-type="float">
            <text:p>5660.8113170161</text:p>
          </table:table-cell>
          <table:table-cell office:value-type="percentage" office:value="0.000973598982289965" calcext:value-type="percentage">
            <text:p>0.10%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56" calcext:value-type="float">
            <text:p>92.56</text:p>
          </table:table-cell>
          <table:table-cell office:value-type="float" office:value="568885.25" calcext:value-type="float">
            <text:p>568885.25</text:p>
          </table:table-cell>
          <table:table-cell office:value-type="float" office:value="35.51" calcext:value-type="float">
            <text:p>35.5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2.91" calcext:value-type="float">
            <text:p>92.91</text:p>
          </table:table-cell>
          <table:table-cell office:value-type="float" office:value="557408.55" calcext:value-type="float">
            <text:p>557408.55</text:p>
          </table:table-cell>
          <table:table-cell office:value-type="float" office:value="35.02" calcext:value-type="float">
            <text:p>35.02</text:p>
          </table:table-cell>
          <table:table-cell/>
          <table:table-cell office:value-type="float" office:value="11476.6963604045" calcext:value-type="float">
            <text:p>11476.6963604045</text:p>
          </table:table-cell>
          <table:table-cell office:value-type="float" office:value="5999.20117527408" calcext:value-type="float">
            <text:p>5999.20117527408</text:p>
          </table:table-cell>
          <table:table-cell office:value-type="percentage" office:value="0.0201740093156789" calcext:value-type="percentage">
            <text:p>2.02%</text:p>
          </table:table-cell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0.91" calcext:value-type="float">
            <text:p>90.91</text:p>
          </table:table-cell>
          <table:table-cell office:value-type="float" office:value="557502.88" calcext:value-type="float">
            <text:p>557502.88</text:p>
          </table:table-cell>
          <table:table-cell office:value-type="float" office:value="35.91" calcext:value-type="float">
            <text:p>35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0.98" calcext:value-type="float">
            <text:p>90.98</text:p>
          </table:table-cell>
          <table:table-cell office:value-type="float" office:value="540608.15" calcext:value-type="float">
            <text:p>540608.15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16894.7327940426" calcext:value-type="float">
            <text:p>16894.7327940426</text:p>
          </table:table-cell>
          <table:table-cell office:value-type="float" office:value="5941.87971774694" calcext:value-type="float">
            <text:p>5941.87971774694</text:p>
          </table:table-cell>
          <table:table-cell office:value-type="percentage" office:value="0.0303042967671604" calcext:value-type="percentage">
            <text:p>3.03%</text:p>
          </table:table-cell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3.32" calcext:value-type="float">
            <text:p>93.32</text:p>
          </table:table-cell>
          <table:table-cell office:value-type="float" office:value="545353.96" calcext:value-type="float">
            <text:p>545353.96</text:p>
          </table:table-cell>
          <table:table-cell office:value-type="float" office:value="36.08" calcext:value-type="float">
            <text:p>36.0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3.32" calcext:value-type="float">
            <text:p>93.32</text:p>
          </table:table-cell>
          <table:table-cell office:value-type="float" office:value="540289.11" calcext:value-type="float">
            <text:p>540289.11</text:p>
          </table:table-cell>
          <table:table-cell office:value-type="float" office:value="36.08" calcext:value-type="float">
            <text:p>36.08</text:p>
          </table:table-cell>
          <table:table-cell/>
          <table:table-cell office:value-type="float" office:value="5064.85625794204" calcext:value-type="float">
            <text:p>5064.85625794204</text:p>
          </table:table-cell>
          <table:table-cell office:value-type="float" office:value="5789.88371054267" calcext:value-type="float">
            <text:p>5789.88371054267</text:p>
          </table:table-cell>
          <table:table-cell office:value-type="percentage" office:value="0.00928728236185574" calcext:value-type="percentage">
            <text:p>0.93%</text:p>
          </table:table-cell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100.88" calcext:value-type="float">
            <text:p>100.88</text:p>
          </table:table-cell>
          <table:table-cell office:value-type="float" office:value="546876.52" calcext:value-type="float">
            <text:p>546876.52</text:p>
          </table:table-cell>
          <table:table-cell office:value-type="float" office:value="37.13" calcext:value-type="float">
            <text:p>37.1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100.59" calcext:value-type="float">
            <text:p>100.59</text:p>
          </table:table-cell>
          <table:table-cell office:value-type="float" office:value="545985.76" calcext:value-type="float">
            <text:p>545985.76</text:p>
          </table:table-cell>
          <table:table-cell office:value-type="float" office:value="37.63" calcext:value-type="float">
            <text:p>37.63</text:p>
          </table:table-cell>
          <table:table-cell/>
          <table:table-cell office:value-type="float" office:value="890.760721891304" calcext:value-type="float">
            <text:p>890.760721891304</text:p>
          </table:table-cell>
          <table:table-cell office:value-type="float" office:value="5427.85938491076" calcext:value-type="float">
            <text:p>5427.85938491076</text:p>
          </table:table-cell>
          <table:table-cell office:value-type="percentage" office:value="0.0016288150904034" calcext:value-type="percentage">
            <text:p>0.16%</text:p>
          </table:table-cell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1.41" calcext:value-type="float">
            <text:p>91.41</text:p>
          </table:table-cell>
          <table:table-cell office:value-type="float" office:value="553175.6" calcext:value-type="float">
            <text:p>553175.6</text:p>
          </table:table-cell>
          <table:table-cell office:value-type="float" office:value="36.47" calcext:value-type="float">
            <text:p>36.4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1.77" calcext:value-type="float">
            <text:p>91.77</text:p>
          </table:table-cell>
          <table:table-cell office:value-type="float" office:value="541698.91" calcext:value-type="float">
            <text:p>541698.91</text:p>
          </table:table-cell>
          <table:table-cell office:value-type="float" office:value="35.97" calcext:value-type="float">
            <text:p>35.97</text:p>
          </table:table-cell>
          <table:table-cell/>
          <table:table-cell office:value-type="float" office:value="11476.6963604046" calcext:value-type="float">
            <text:p>11476.6963604046</text:p>
          </table:table-cell>
          <table:table-cell office:value-type="float" office:value="5903.08977127498" calcext:value-type="float">
            <text:p>5903.08977127498</text:p>
          </table:table-cell>
          <table:table-cell office:value-type="percentage" office:value="0.0207469315579989" calcext:value-type="percentage">
            <text:p>2.07%</text:p>
          </table:table-cell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6.09" calcext:value-type="float">
            <text:p>96.09</text:p>
          </table:table-cell>
          <table:table-cell office:value-type="float" office:value="594635.44" calcext:value-type="float">
            <text:p>594635.44</text:p>
          </table:table-cell>
          <table:table-cell office:value-type="float" office:value="39.39" calcext:value-type="float">
            <text:p>39.3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52" calcext:value-type="float">
            <text:p>96.52</text:p>
          </table:table-cell>
          <table:table-cell office:value-type="float" office:value="589556.32" calcext:value-type="float">
            <text:p>589556.32</text:p>
          </table:table-cell>
          <table:table-cell office:value-type="float" office:value="38.38" calcext:value-type="float">
            <text:p>38.38</text:p>
          </table:table-cell>
          <table:table-cell/>
          <table:table-cell office:value-type="float" office:value="5079.12140141346" calcext:value-type="float">
            <text:p>5079.12140141346</text:p>
          </table:table-cell>
          <table:table-cell office:value-type="float" office:value="6108.18322652472" calcext:value-type="float">
            <text:p>6108.18322652472</text:p>
          </table:table-cell>
          <table:table-cell office:value-type="percentage" office:value="0.00854157195820279" calcext:value-type="percentage">
            <text:p>0.85%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39" calcext:value-type="float">
            <text:p>92.39</text:p>
          </table:table-cell>
          <table:table-cell office:value-type="float" office:value="540689.31" calcext:value-type="float">
            <text:p>540689.31</text:p>
          </table:table-cell>
          <table:table-cell office:value-type="float" office:value="36.02" calcext:value-type="float">
            <text:p>36.0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1.01" calcext:value-type="float">
            <text:p>91.01</text:p>
          </table:table-cell>
          <table:table-cell office:value-type="float" office:value="536087.59" calcext:value-type="float">
            <text:p>536087.59</text:p>
          </table:table-cell>
          <table:table-cell office:value-type="float" office:value="35.92" calcext:value-type="float">
            <text:p>35.92</text:p>
          </table:table-cell>
          <table:table-cell/>
          <table:table-cell office:value-type="float" office:value="4601.72046720935" calcext:value-type="float">
            <text:p>4601.72046720935</text:p>
          </table:table-cell>
          <table:table-cell office:value-type="float" office:value="5890.38523942476" calcext:value-type="float">
            <text:p>5890.38523942476</text:p>
          </table:table-cell>
          <table:table-cell office:value-type="percentage" office:value="0.00851084053749552" calcext:value-type="percentage">
            <text:p>0.85%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7.15" calcext:value-type="float">
            <text:p>97.15</text:p>
          </table:table-cell>
          <table:table-cell office:value-type="float" office:value="555996.09" calcext:value-type="float">
            <text:p>555996.09</text:p>
          </table:table-cell>
          <table:table-cell office:value-type="float" office:value="37.39" calcext:value-type="float">
            <text:p>37.3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7.29" calcext:value-type="float">
            <text:p>97.29</text:p>
          </table:table-cell>
          <table:table-cell office:value-type="float" office:value="553119.06" calcext:value-type="float">
            <text:p>553119.06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2877.02769519761" calcext:value-type="float">
            <text:p>2877.02769519761</text:p>
          </table:table-cell>
          <table:table-cell office:value-type="float" office:value="5685.34725245848" calcext:value-type="float">
            <text:p>5685.34725245848</text:p>
          </table:table-cell>
          <table:table-cell office:value-type="percentage" office:value="0.00517454663019743" calcext:value-type="percentage">
            <text:p>0.52%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7.76" calcext:value-type="float">
            <text:p>97.76</text:p>
          </table:table-cell>
          <table:table-cell office:value-type="float" office:value="602330.4" calcext:value-type="float">
            <text:p>602330.4</text:p>
          </table:table-cell>
          <table:table-cell office:value-type="float" office:value="38.47" calcext:value-type="float">
            <text:p>38.4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9.4" calcext:value-type="float">
            <text:p>99.4</text:p>
          </table:table-cell>
          <table:table-cell office:value-type="float" office:value="589086.53" calcext:value-type="float">
            <text:p>589086.53</text:p>
          </table:table-cell>
          <table:table-cell office:value-type="float" office:value="38.06" calcext:value-type="float">
            <text:p>38.06</text:p>
          </table:table-cell>
          <table:table-cell/>
          <table:table-cell office:value-type="float" office:value="13243.8710645192" calcext:value-type="float">
            <text:p>13243.8710645192</text:p>
          </table:table-cell>
          <table:table-cell office:value-type="float" office:value="5926.47696372193" calcext:value-type="float">
            <text:p>5926.47696372193</text:p>
          </table:table-cell>
          <table:table-cell office:value-type="percentage" office:value="0.0219877180145117" calcext:value-type="percentage">
            <text:p>2.20%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53" calcext:value-type="float">
            <text:p>95.53</text:p>
          </table:table-cell>
          <table:table-cell office:value-type="float" office:value="557788.68" calcext:value-type="float">
            <text:p>557788.68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08" calcext:value-type="float">
            <text:p>96.08</text:p>
          </table:table-cell>
          <table:table-cell office:value-type="float" office:value="552115.68" calcext:value-type="float">
            <text:p>552115.68</text:p>
          </table:table-cell>
          <table:table-cell office:value-type="float" office:value="36.27" calcext:value-type="float">
            <text:p>36.27</text:p>
          </table:table-cell>
          <table:table-cell/>
          <table:table-cell office:value-type="float" office:value="5673.00838463579" calcext:value-type="float">
            <text:p>5673.00838463579</text:p>
          </table:table-cell>
          <table:table-cell office:value-type="float" office:value="5746.14340215266" calcext:value-type="float">
            <text:p>5746.14340215266</text:p>
          </table:table-cell>
          <table:table-cell office:value-type="percentage" office:value="0.010170533283022" calcext:value-type="percentage">
            <text:p>1.02%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3.31" calcext:value-type="float">
            <text:p>93.31</text:p>
          </table:table-cell>
          <table:table-cell office:value-type="float" office:value="584913.64" calcext:value-type="float">
            <text:p>584913.64</text:p>
          </table:table-cell>
          <table:table-cell office:value-type="float" office:value="38.15" calcext:value-type="float">
            <text:p>38.1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3.76" calcext:value-type="float">
            <text:p>93.76</text:p>
          </table:table-cell>
          <table:table-cell office:value-type="float" office:value="579486.07" calcext:value-type="float">
            <text:p>579486.07</text:p>
          </table:table-cell>
          <table:table-cell office:value-type="float" office:value="37.67" calcext:value-type="float">
            <text:p>37.67</text:p>
          </table:table-cell>
          <table:table-cell/>
          <table:table-cell office:value-type="float" office:value="5427.5684940333" calcext:value-type="float">
            <text:p>5427.5684940333</text:p>
          </table:table-cell>
          <table:table-cell office:value-type="float" office:value="6180.39945551809" calcext:value-type="float">
            <text:p>6180.39945551809</text:p>
          </table:table-cell>
          <table:table-cell office:value-type="percentage" office:value="0.00927926466109123" calcext:value-type="percentage">
            <text:p>0.93%</text:p>
          </table:table-cell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11" calcext:value-type="float">
            <text:p>92.11</text:p>
          </table:table-cell>
          <table:table-cell office:value-type="float" office:value="536492.32" calcext:value-type="float">
            <text:p>536492.32</text:p>
          </table:table-cell>
          <table:table-cell office:value-type="float" office:value="36.52" calcext:value-type="float">
            <text:p>36.5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2.2" calcext:value-type="float">
            <text:p>92.2</text:p>
          </table:table-cell>
          <table:table-cell office:value-type="float" office:value="536055.68" calcext:value-type="float">
            <text:p>536055.68</text:p>
          </table:table-cell>
          <table:table-cell office:value-type="float" office:value="36.52" calcext:value-type="float">
            <text:p>36.52</text:p>
          </table:table-cell>
          <table:table-cell/>
          <table:table-cell office:value-type="float" office:value="436.64046461042" calcext:value-type="float">
            <text:p>436.64046461042</text:p>
          </table:table-cell>
          <table:table-cell office:value-type="float" office:value="5813.8405416042" calcext:value-type="float">
            <text:p>5813.8405416042</text:p>
          </table:table-cell>
          <table:table-cell office:value-type="percentage" office:value="0.000813880177506259" calcext:value-type="percentage">
            <text:p>0.08%</text:p>
          </table:table-cell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29" calcext:value-type="float">
            <text:p>95.29</text:p>
          </table:table-cell>
          <table:table-cell office:value-type="float" office:value="570350.92" calcext:value-type="float">
            <text:p>570350.92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7.63" calcext:value-type="float">
            <text:p>97.63</text:p>
          </table:table-cell>
          <table:table-cell office:value-type="float" office:value="556823.76" calcext:value-type="float">
            <text:p>556823.76</text:p>
          </table:table-cell>
          <table:table-cell office:value-type="float" office:value="37.42" calcext:value-type="float">
            <text:p>37.42</text:p>
          </table:table-cell>
          <table:table-cell/>
          <table:table-cell office:value-type="float" office:value="13527.1557924045" calcext:value-type="float">
            <text:p>13527.1557924045</text:p>
          </table:table-cell>
          <table:table-cell office:value-type="float" office:value="5703.33624094865" calcext:value-type="float">
            <text:p>5703.33624094865</text:p>
          </table:table-cell>
          <table:table-cell office:value-type="percentage" office:value="0.0237172508858808" calcext:value-type="percentage">
            <text:p>2.37%</text:p>
          </table:table-cell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0.23" calcext:value-type="float">
            <text:p>90.23</text:p>
          </table:table-cell>
          <table:table-cell office:value-type="float" office:value="545444.57" calcext:value-type="float">
            <text:p>545444.57</text:p>
          </table:table-cell>
          <table:table-cell office:value-type="float" office:value="36.38" calcext:value-type="float">
            <text:p>36.3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2.54" calcext:value-type="float">
            <text:p>92.54</text:p>
          </table:table-cell>
          <table:table-cell office:value-type="float" office:value="541023.67" calcext:value-type="float">
            <text:p>541023.67</text:p>
          </table:table-cell>
          <table:table-cell office:value-type="float" office:value="36.03" calcext:value-type="float">
            <text:p>36.03</text:p>
          </table:table-cell>
          <table:table-cell/>
          <table:table-cell office:value-type="float" office:value="4420.89190176455" calcext:value-type="float">
            <text:p>4420.89190176455</text:p>
          </table:table-cell>
          <table:table-cell office:value-type="float" office:value="5846.64098284929" calcext:value-type="float">
            <text:p>5846.64098284929</text:p>
          </table:table-cell>
          <table:table-cell office:value-type="percentage" office:value="0.00810511678985635" calcext:value-type="percentage">
            <text:p>0.81%</text:p>
          </table:table-cell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94" calcext:value-type="float">
            <text:p>95.94</text:p>
          </table:table-cell>
          <table:table-cell office:value-type="float" office:value="586401.93" calcext:value-type="float">
            <text:p>586401.93</text:p>
          </table:table-cell>
          <table:table-cell office:value-type="float" office:value="38.34" calcext:value-type="float">
            <text:p>38.3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94" calcext:value-type="float">
            <text:p>96.94</text:p>
          </table:table-cell>
          <table:table-cell office:value-type="float" office:value="570343.55" calcext:value-type="float">
            <text:p>570343.55</text:p>
          </table:table-cell>
          <table:table-cell office:value-type="float" office:value="37.89" calcext:value-type="float">
            <text:p>37.89</text:p>
          </table:table-cell>
          <table:table-cell/>
          <table:table-cell office:value-type="float" office:value="16058.3833405506" calcext:value-type="float">
            <text:p>16058.3833405506</text:p>
          </table:table-cell>
          <table:table-cell office:value-type="float" office:value="5883.73227950821" calcext:value-type="float">
            <text:p>5883.73227950821</text:p>
          </table:table-cell>
          <table:table-cell office:value-type="percentage" office:value="0.0273846017396072" calcext:value-type="percentage">
            <text:p>2.74%</text:p>
          </table:table-cell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3.34" calcext:value-type="float">
            <text:p>93.34</text:p>
          </table:table-cell>
          <table:table-cell office:value-type="float" office:value="582263.03" calcext:value-type="float">
            <text:p>582263.03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3.74" calcext:value-type="float">
            <text:p>93.74</text:p>
          </table:table-cell>
          <table:table-cell office:value-type="float" office:value="570168.93" calcext:value-type="float">
            <text:p>570168.93</text:p>
          </table:table-cell>
          <table:table-cell office:value-type="float" office:value="36.63" calcext:value-type="float">
            <text:p>36.63</text:p>
          </table:table-cell>
          <table:table-cell/>
          <table:table-cell office:value-type="float" office:value="12094.1011789038" calcext:value-type="float">
            <text:p>12094.1011789038</text:p>
          </table:table-cell>
          <table:table-cell office:value-type="float" office:value="6082.52675774487" calcext:value-type="float">
            <text:p>6082.52675774487</text:p>
          </table:table-cell>
          <table:table-cell office:value-type="percentage" office:value="0.0207708552715538" calcext:value-type="percentage">
            <text:p>2.08%</text:p>
          </table:table-cell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35" calcext:value-type="float">
            <text:p>92.35</text:p>
          </table:table-cell>
          <table:table-cell office:value-type="float" office:value="540301.92" calcext:value-type="float">
            <text:p>540301.92</text:p>
          </table:table-cell>
          <table:table-cell office:value-type="float" office:value="36.53" calcext:value-type="float">
            <text:p>36.5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2.4" calcext:value-type="float">
            <text:p>92.4</text:p>
          </table:table-cell>
          <table:table-cell office:value-type="float" office:value="538473.56" calcext:value-type="float">
            <text:p>538473.56</text:p>
          </table:table-cell>
          <table:table-cell office:value-type="float" office:value="36.54" calcext:value-type="float">
            <text:p>36.54</text:p>
          </table:table-cell>
          <table:table-cell/>
          <table:table-cell office:value-type="float" office:value="1828.36027827649" calcext:value-type="float">
            <text:p>1828.36027827649</text:p>
          </table:table-cell>
          <table:table-cell office:value-type="float" office:value="5827.75556826514" calcext:value-type="float">
            <text:p>5827.75556826514</text:p>
          </table:table-cell>
          <table:table-cell office:value-type="percentage" office:value="0.00338396037360748" calcext:value-type="percentage">
            <text:p>0.34%</text:p>
          </table:table-cell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1.39" calcext:value-type="float">
            <text:p>91.39</text:p>
          </table:table-cell>
          <table:table-cell office:value-type="float" office:value="568080.66" calcext:value-type="float">
            <text:p>568080.66</text:p>
          </table:table-cell>
          <table:table-cell office:value-type="float" office:value="36.47" calcext:value-type="float">
            <text:p>36.4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1.39" calcext:value-type="float">
            <text:p>91.39</text:p>
          </table:table-cell>
          <table:table-cell office:value-type="float" office:value="566137.46" calcext:value-type="float">
            <text:p>566137.46</text:p>
          </table:table-cell>
          <table:table-cell office:value-type="float" office:value="36.47" calcext:value-type="float">
            <text:p>36.47</text:p>
          </table:table-cell>
          <table:table-cell/>
          <table:table-cell office:value-type="float" office:value="1943.20044847671" calcext:value-type="float">
            <text:p>1943.20044847671</text:p>
          </table:table-cell>
          <table:table-cell office:value-type="float" office:value="6194.50497996081" calcext:value-type="float">
            <text:p>6194.50497996081</text:p>
          </table:table-cell>
          <table:table-cell office:value-type="percentage" office:value="0.00342064178474535" calcext:value-type="percentage">
            <text:p>0.34%</text:p>
          </table:table-cell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68" calcext:value-type="float">
            <text:p>92.68</text:p>
          </table:table-cell>
          <table:table-cell office:value-type="float" office:value="566194.46" calcext:value-type="float">
            <text:p>566194.46</text:p>
          </table:table-cell>
          <table:table-cell office:value-type="float" office:value="37.59" calcext:value-type="float">
            <text:p>37.5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3.89" calcext:value-type="float">
            <text:p>93.89</text:p>
          </table:table-cell>
          <table:table-cell office:value-type="float" office:value="553594.03" calcext:value-type="float">
            <text:p>553594.03</text:p>
          </table:table-cell>
          <table:table-cell office:value-type="float" office:value="36.64" calcext:value-type="float">
            <text:p>36.64</text:p>
          </table:table-cell>
          <table:table-cell/>
          <table:table-cell office:value-type="float" office:value="12600.4312121553" calcext:value-type="float">
            <text:p>12600.4312121553</text:p>
          </table:table-cell>
          <table:table-cell office:value-type="float" office:value="5896.43034521604" calcext:value-type="float">
            <text:p>5896.43034521604</text:p>
          </table:table-cell>
          <table:table-cell office:value-type="percentage" office:value="0.0222545999181879" calcext:value-type="percentage">
            <text:p>2.23%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45" calcext:value-type="float">
            <text:p>95.45</text:p>
          </table:table-cell>
          <table:table-cell office:value-type="float" office:value="536831.04" calcext:value-type="float">
            <text:p>536831.04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67" calcext:value-type="float">
            <text:p>96.67</text:p>
          </table:table-cell>
          <table:table-cell office:value-type="float" office:value="526768.81" calcext:value-type="float">
            <text:p>526768.81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10062.2249624335" calcext:value-type="float">
            <text:p>10062.2249624335</text:p>
          </table:table-cell>
          <table:table-cell office:value-type="float" office:value="5448.87477241283" calcext:value-type="float">
            <text:p>5448.87477241283</text:p>
          </table:table-cell>
          <table:table-cell office:value-type="percentage" office:value="0.0187437466587918" calcext:value-type="percentage">
            <text:p>1.87%</text:p>
          </table:table-cell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94" calcext:value-type="float">
            <text:p>92.94</text:p>
          </table:table-cell>
          <table:table-cell office:value-type="float" office:value="561723.78" calcext:value-type="float">
            <text:p>561723.78</text:p>
          </table:table-cell>
          <table:table-cell office:value-type="float" office:value="37.09" calcext:value-type="float">
            <text:p>37.0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3.34" calcext:value-type="float">
            <text:p>93.34</text:p>
          </table:table-cell>
          <table:table-cell office:value-type="float" office:value="558124.57" calcext:value-type="float">
            <text:p>558124.57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3599.20821575669" calcext:value-type="float">
            <text:p>3599.20821575669</text:p>
          </table:table-cell>
          <table:table-cell office:value-type="float" office:value="5979.74813001227" calcext:value-type="float">
            <text:p>5979.74813001227</text:p>
          </table:table-cell>
          <table:table-cell office:value-type="percentage" office:value="0.00640743427988093" calcext:value-type="percentage">
            <text:p>0.64%</text:p>
          </table:table-cell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67" calcext:value-type="float">
            <text:p>95.67</text:p>
          </table:table-cell>
          <table:table-cell office:value-type="float" office:value="573263.06" calcext:value-type="float">
            <text:p>573263.06</text:p>
          </table:table-cell>
          <table:table-cell office:value-type="float" office:value="36.25" calcext:value-type="float">
            <text:p>36.2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5.67" calcext:value-type="float">
            <text:p>95.67</text:p>
          </table:table-cell>
          <table:table-cell office:value-type="float" office:value="573263.06" calcext:value-type="float">
            <text:p>573263.06</text:p>
          </table:table-cell>
          <table:table-cell office:value-type="float" office:value="36.25" calcext:value-type="float">
            <text:p>36.25</text:p>
          </table:table-cell>
          <table:table-cell/>
          <table:table-cell office:value-type="float" office:value="0.000000000116415321826935" calcext:value-type="float">
            <text:p>1.16415321826935E-10</text:p>
          </table:table-cell>
          <table:table-cell office:value-type="float" office:value="5992.35502796912" calcext:value-type="float">
            <text:p>5992.35502796912</text:p>
          </table:table-cell>
          <table:table-cell office:value-type="percentage" office:value="2.03074870766776E-016" calcext:value-type="percentage">
            <text:p>0.00%</text:p>
          </table:table-cell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6.01" calcext:value-type="float">
            <text:p>96.01</text:p>
          </table:table-cell>
          <table:table-cell office:value-type="float" office:value="552001.48" calcext:value-type="float">
            <text:p>552001.48</text:p>
          </table:table-cell>
          <table:table-cell office:value-type="float" office:value="36.79" calcext:value-type="float">
            <text:p>36.79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8.26" calcext:value-type="float">
            <text:p>98.26</text:p>
          </table:table-cell>
          <table:table-cell office:value-type="float" office:value="546761.08" calcext:value-type="float">
            <text:p>546761.08</text:p>
          </table:table-cell>
          <table:table-cell office:value-type="float" office:value="36.43" calcext:value-type="float">
            <text:p>36.43</text:p>
          </table:table-cell>
          <table:table-cell/>
          <table:table-cell office:value-type="float" office:value="5240.40294098586" calcext:value-type="float">
            <text:p>5240.40294098586</text:p>
          </table:table-cell>
          <table:table-cell office:value-type="float" office:value="5564.69048917122" calcext:value-type="float">
            <text:p>5564.69048917122</text:p>
          </table:table-cell>
          <table:table-cell office:value-type="percentage" office:value="0.0094934581160056" calcext:value-type="percentage">
            <text:p>0.95%</text:p>
          </table:table-cell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6.49" calcext:value-type="float">
            <text:p>96.49</text:p>
          </table:table-cell>
          <table:table-cell office:value-type="float" office:value="553171.62" calcext:value-type="float">
            <text:p>553171.62</text:p>
          </table:table-cell>
          <table:table-cell office:value-type="float" office:value="36.3" calcext:value-type="float">
            <text:p>36.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49" calcext:value-type="float">
            <text:p>96.49</text:p>
          </table:table-cell>
          <table:table-cell office:value-type="float" office:value="551228.42" calcext:value-type="float">
            <text:p>551228.42</text:p>
          </table:table-cell>
          <table:table-cell office:value-type="float" office:value="36.3" calcext:value-type="float">
            <text:p>36.3</text:p>
          </table:table-cell>
          <table:table-cell/>
          <table:table-cell office:value-type="float" office:value="1943.20044847659" calcext:value-type="float">
            <text:p>1943.20044847659</text:p>
          </table:table-cell>
          <table:table-cell office:value-type="float" office:value="5712.87397544853" calcext:value-type="float">
            <text:p>5712.87397544853</text:p>
          </table:table-cell>
          <table:table-cell office:value-type="percentage" office:value="0.00351283466877882" calcext:value-type="percentage">
            <text:p>0.35%</text:p>
          </table:table-cell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4.33" calcext:value-type="float">
            <text:p>94.33</text:p>
          </table:table-cell>
          <table:table-cell office:value-type="float" office:value="577329.96" calcext:value-type="float">
            <text:p>577329.96</text:p>
          </table:table-cell>
          <table:table-cell office:value-type="float" office:value="37.71" calcext:value-type="float">
            <text:p>37.7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4.37" calcext:value-type="float">
            <text:p>94.37</text:p>
          </table:table-cell>
          <table:table-cell office:value-type="float" office:value="557423.98" calcext:value-type="float">
            <text:p>557423.98</text:p>
          </table:table-cell>
          <table:table-cell office:value-type="float" office:value="36.67" calcext:value-type="float">
            <text:p>36.67</text:p>
          </table:table-cell>
          <table:table-cell/>
          <table:table-cell office:value-type="float" office:value="19905.9799896872" calcext:value-type="float">
            <text:p>19905.9799896872</text:p>
          </table:table-cell>
          <table:table-cell office:value-type="float" office:value="5906.83129126279" calcext:value-type="float">
            <text:p>5906.83129126279</text:p>
          </table:table-cell>
          <table:table-cell office:value-type="percentage" office:value="0.03447938171758" calcext:value-type="percentage">
            <text:p>3.45%</text:p>
          </table:table-cell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6.03" calcext:value-type="float">
            <text:p>96.03</text:p>
          </table:table-cell>
          <table:table-cell office:value-type="float" office:value="577527.21" calcext:value-type="float">
            <text:p>577527.21</text:p>
          </table:table-cell>
          <table:table-cell office:value-type="float" office:value="37.83" calcext:value-type="float">
            <text:p>37.8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03" calcext:value-type="float">
            <text:p>96.03</text:p>
          </table:table-cell>
          <table:table-cell office:value-type="float" office:value="577004.92" calcext:value-type="float">
            <text:p>577004.92</text:p>
          </table:table-cell>
          <table:table-cell office:value-type="float" office:value="37.83" calcext:value-type="float">
            <text:p>37.83</text:p>
          </table:table-cell>
          <table:table-cell/>
          <table:table-cell office:value-type="float" office:value="522.288375437027" calcext:value-type="float">
            <text:p>522.288375437027</text:p>
          </table:table-cell>
          <table:table-cell office:value-type="float" office:value="6008.33906734979" calcext:value-type="float">
            <text:p>6008.33906734979</text:p>
          </table:table-cell>
          <table:table-cell office:value-type="percentage" office:value="0.000904352845735739" calcext:value-type="percentage">
            <text:p>0.09%</text:p>
          </table:table-cell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6.7" calcext:value-type="float">
            <text:p>96.7</text:p>
          </table:table-cell>
          <table:table-cell office:value-type="float" office:value="596438.6" calcext:value-type="float">
            <text:p>596438.6</text:p>
          </table:table-cell>
          <table:table-cell office:value-type="float" office:value="37.35" calcext:value-type="float">
            <text:p>37.3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75" calcext:value-type="float">
            <text:p>96.75</text:p>
          </table:table-cell>
          <table:table-cell office:value-type="float" office:value="588128.11" calcext:value-type="float">
            <text:p>588128.11</text:p>
          </table:table-cell>
          <table:table-cell office:value-type="float" office:value="36.84" calcext:value-type="float">
            <text:p>36.84</text:p>
          </table:table-cell>
          <table:table-cell/>
          <table:table-cell office:value-type="float" office:value="8310.49006327626" calcext:value-type="float">
            <text:p>8310.49006327626</text:p>
          </table:table-cell>
          <table:table-cell office:value-type="float" office:value="6078.95153239752" calcext:value-type="float">
            <text:p>6078.95153239752</text:p>
          </table:table-cell>
          <table:table-cell office:value-type="percentage" office:value="0.013933521553352" calcext:value-type="percentage">
            <text:p>1.39%</text:p>
          </table:table-cell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3.58" calcext:value-type="float">
            <text:p>93.58</text:p>
          </table:table-cell>
          <table:table-cell office:value-type="float" office:value="583174.42" calcext:value-type="float">
            <text:p>583174.42</text:p>
          </table:table-cell>
          <table:table-cell office:value-type="float" office:value="37.65" calcext:value-type="float">
            <text:p>37.6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3.58" calcext:value-type="float">
            <text:p>93.58</text:p>
          </table:table-cell>
          <table:table-cell office:value-type="float" office:value="582652.13" calcext:value-type="float">
            <text:p>582652.13</text:p>
          </table:table-cell>
          <table:table-cell office:value-type="float" office:value="37.65" calcext:value-type="float">
            <text:p>37.65</text:p>
          </table:table-cell>
          <table:table-cell/>
          <table:table-cell office:value-type="float" office:value="522.288375437027" calcext:value-type="float">
            <text:p>522.288375437027</text:p>
          </table:table-cell>
          <table:table-cell office:value-type="float" office:value="6226.49597420863" calcext:value-type="float">
            <text:p>6226.49597420863</text:p>
          </table:table-cell>
          <table:table-cell office:value-type="percentage" office:value="0.000895595479594749" calcext:value-type="percentage">
            <text:p>0.09%</text:p>
          </table:table-cell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8.94" calcext:value-type="float">
            <text:p>98.94</text:p>
          </table:table-cell>
          <table:table-cell office:value-type="float" office:value="575213.32" calcext:value-type="float">
            <text:p>575213.32</text:p>
          </table:table-cell>
          <table:table-cell office:value-type="float" office:value="38.03" calcext:value-type="float">
            <text:p>38.0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100.94" calcext:value-type="float">
            <text:p>100.94</text:p>
          </table:table-cell>
          <table:table-cell office:value-type="float" office:value="556687.74" calcext:value-type="float">
            <text:p>556687.74</text:p>
          </table:table-cell>
          <table:table-cell office:value-type="float" office:value="37.13" calcext:value-type="float">
            <text:p>37.13</text:p>
          </table:table-cell>
          <table:table-cell/>
          <table:table-cell office:value-type="float" office:value="18525.5832523971" calcext:value-type="float">
            <text:p>18525.5832523971</text:p>
          </table:table-cell>
          <table:table-cell office:value-type="float" office:value="5514.7811242411" calcext:value-type="float">
            <text:p>5514.7811242411</text:p>
          </table:table-cell>
          <table:table-cell office:value-type="percentage" office:value="0.0322064573869429" calcext:value-type="percentage">
            <text:p>3.22%</text:p>
          </table:table-cell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6.42" calcext:value-type="float">
            <text:p>96.42</text:p>
          </table:table-cell>
          <table:table-cell office:value-type="float" office:value="545340.73" calcext:value-type="float">
            <text:p>545340.73</text:p>
          </table:table-cell>
          <table:table-cell office:value-type="float" office:value="35.26" calcext:value-type="float">
            <text:p>35.26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42" calcext:value-type="float">
            <text:p>96.42</text:p>
          </table:table-cell>
          <table:table-cell office:value-type="float" office:value="545340.73" calcext:value-type="float">
            <text:p>545340.73</text:p>
          </table:table-cell>
          <table:table-cell office:value-type="float" office:value="35.26" calcext:value-type="float">
            <text:p>35.26</text:p>
          </table:table-cell>
          <table:table-cell/>
          <table:table-cell office:value-type="float" office:value="0.000000000116415321826935" calcext:value-type="float">
            <text:p>1.16415321826935E-10</text:p>
          </table:table-cell>
          <table:table-cell office:value-type="float" office:value="5655.74892558281" calcext:value-type="float">
            <text:p>5655.74892558281</text:p>
          </table:table-cell>
          <table:table-cell office:value-type="percentage" office:value="2.13472634453449E-016" calcext:value-type="percentage">
            <text:p>0.00%</text:p>
          </table:table-cell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1.92" calcext:value-type="float">
            <text:p>91.92</text:p>
          </table:table-cell>
          <table:table-cell office:value-type="float" office:value="589384.64" calcext:value-type="float">
            <text:p>589384.64</text:p>
          </table:table-cell>
          <table:table-cell office:value-type="float" office:value="37.54" calcext:value-type="float">
            <text:p>37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2.5" calcext:value-type="float">
            <text:p>92.5</text:p>
          </table:table-cell>
          <table:table-cell office:value-type="float" office:value="560010.02" calcext:value-type="float">
            <text:p>560010.02</text:p>
          </table:table-cell>
          <table:table-cell office:value-type="float" office:value="35.51" calcext:value-type="float">
            <text:p>35.51</text:p>
          </table:table-cell>
          <table:table-cell/>
          <table:table-cell office:value-type="float" office:value="29374.6194412335" calcext:value-type="float">
            <text:p>29374.6194412335</text:p>
          </table:table-cell>
          <table:table-cell office:value-type="float" office:value="6054.18939933905" calcext:value-type="float">
            <text:p>6054.18939933905</text:p>
          </table:table-cell>
          <table:table-cell office:value-type="percentage" office:value="0.0498394722256383" calcext:value-type="percentage">
            <text:p>4.98%</text:p>
          </table:table-cell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56" calcext:value-type="float">
            <text:p>92.56</text:p>
          </table:table-cell>
          <table:table-cell office:value-type="float" office:value="570246.91" calcext:value-type="float">
            <text:p>570246.91</text:p>
          </table:table-cell>
          <table:table-cell office:value-type="float" office:value="36.55" calcext:value-type="float">
            <text:p>36.55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2.56" calcext:value-type="float">
            <text:p>92.56</text:p>
          </table:table-cell>
          <table:table-cell office:value-type="float" office:value="568303.71" calcext:value-type="float">
            <text:p>568303.71</text:p>
          </table:table-cell>
          <table:table-cell office:value-type="float" office:value="36.55" calcext:value-type="float">
            <text:p>36.55</text:p>
          </table:table-cell>
          <table:table-cell/>
          <table:table-cell office:value-type="float" office:value="1943.20044847659" calcext:value-type="float">
            <text:p>1943.20044847659</text:p>
          </table:table-cell>
          <table:table-cell office:value-type="float" office:value="6139.81282544908" calcext:value-type="float">
            <text:p>6139.81282544908</text:p>
          </table:table-cell>
          <table:table-cell office:value-type="percentage" office:value="0.00340764749776101" calcext:value-type="percentage">
            <text:p>0.34%</text:p>
          </table:table-cell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6.58" calcext:value-type="float">
            <text:p>96.58</text:p>
          </table:table-cell>
          <table:table-cell office:value-type="float" office:value="584154.07" calcext:value-type="float">
            <text:p>584154.07</text:p>
          </table:table-cell>
          <table:table-cell office:value-type="float" office:value="38.38" calcext:value-type="float">
            <text:p>38.3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6.09" calcext:value-type="float">
            <text:p>96.09</text:p>
          </table:table-cell>
          <table:table-cell office:value-type="float" office:value="569993.06" calcext:value-type="float">
            <text:p>569993.06</text:p>
          </table:table-cell>
          <table:table-cell office:value-type="float" office:value="37.83" calcext:value-type="float">
            <text:p>37.83</text:p>
          </table:table-cell>
          <table:table-cell/>
          <table:table-cell office:value-type="float" office:value="14161.0102379466" calcext:value-type="float">
            <text:p>14161.0102379466</text:p>
          </table:table-cell>
          <table:table-cell office:value-type="float" office:value="5931.76268419688" calcext:value-type="float">
            <text:p>5931.76268419688</text:p>
          </table:table-cell>
          <table:table-cell office:value-type="percentage" office:value="0.0242419097735063" calcext:value-type="percentage">
            <text:p>2.42%</text:p>
          </table:table-cell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1.49" calcext:value-type="float">
            <text:p>91.49</text:p>
          </table:table-cell>
          <table:table-cell office:value-type="float" office:value="535521" calcext:value-type="float">
            <text:p>535521</text:p>
          </table:table-cell>
          <table:table-cell office:value-type="float" office:value="34.92" calcext:value-type="float">
            <text:p>34.9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1.49" calcext:value-type="float">
            <text:p>91.49</text:p>
          </table:table-cell>
          <table:table-cell office:value-type="float" office:value="533577.8" calcext:value-type="float">
            <text:p>533577.8</text:p>
          </table:table-cell>
          <table:table-cell office:value-type="float" office:value="34.92" calcext:value-type="float">
            <text:p>34.92</text:p>
          </table:table-cell>
          <table:table-cell/>
          <table:table-cell office:value-type="float" office:value="1943.20044847659" calcext:value-type="float">
            <text:p>1943.20044847659</text:p>
          </table:table-cell>
          <table:table-cell office:value-type="float" office:value="5831.91337490009" calcext:value-type="float">
            <text:p>5831.91337490009</text:p>
          </table:table-cell>
          <table:table-cell office:value-type="percentage" office:value="0.00362861671565375" calcext:value-type="percentage">
            <text:p>0.36%</text:p>
          </table:table-cell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45" calcext:value-type="float">
            <text:p>92.45</text:p>
          </table:table-cell>
          <table:table-cell office:value-type="float" office:value="555762.51" calcext:value-type="float">
            <text:p>555762.51</text:p>
          </table:table-cell>
          <table:table-cell office:value-type="float" office:value="36.54" calcext:value-type="float">
            <text:p>36.54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3.51" calcext:value-type="float">
            <text:p>93.51</text:p>
          </table:table-cell>
          <table:table-cell office:value-type="float" office:value="550488.3" calcext:value-type="float">
            <text:p>550488.3</text:p>
          </table:table-cell>
          <table:table-cell office:value-type="float" office:value="36.09" calcext:value-type="float">
            <text:p>36.09</text:p>
          </table:table-cell>
          <table:table-cell/>
          <table:table-cell office:value-type="float" office:value="5274.21275730815" calcext:value-type="float">
            <text:p>5274.21275730815</text:p>
          </table:table-cell>
          <table:table-cell office:value-type="float" office:value="5887.20413520978" calcext:value-type="float">
            <text:p>5887.20413520978</text:p>
          </table:table-cell>
          <table:table-cell office:value-type="percentage" office:value="0.00949004769674403" calcext:value-type="percentage">
            <text:p>0.95%</text:p>
          </table:table-cell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4.76" calcext:value-type="float">
            <text:p>94.76</text:p>
          </table:table-cell>
          <table:table-cell office:value-type="float" office:value="546462.57" calcext:value-type="float">
            <text:p>546462.57</text:p>
          </table:table-cell>
          <table:table-cell office:value-type="float" office:value="36.18" calcext:value-type="float">
            <text:p>36.18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4.76" calcext:value-type="float">
            <text:p>94.76</text:p>
          </table:table-cell>
          <table:table-cell office:value-type="float" office:value="544519.37" calcext:value-type="float">
            <text:p>544519.37</text:p>
          </table:table-cell>
          <table:table-cell office:value-type="float" office:value="36.18" calcext:value-type="float">
            <text:p>36.18</text:p>
          </table:table-cell>
          <table:table-cell/>
          <table:table-cell office:value-type="float" office:value="1943.20044847659" calcext:value-type="float">
            <text:p>1943.20044847659</text:p>
          </table:table-cell>
          <table:table-cell office:value-type="float" office:value="5746.41788821922" calcext:value-type="float">
            <text:p>5746.41788821922</text:p>
          </table:table-cell>
          <table:table-cell office:value-type="percentage" office:value="0.00355596259040278" calcext:value-type="percentage">
            <text:p>0.36%</text:p>
          </table:table-cell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2.97" calcext:value-type="float">
            <text:p>92.97</text:p>
          </table:table-cell>
          <table:table-cell office:value-type="float" office:value="538756.86" calcext:value-type="float">
            <text:p>538756.86</text:p>
          </table:table-cell>
          <table:table-cell office:value-type="float" office:value="35.02" calcext:value-type="float">
            <text:p>35.02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2.97" calcext:value-type="float">
            <text:p>92.97</text:p>
          </table:table-cell>
          <table:table-cell office:value-type="float" office:value="531748.8" calcext:value-type="float">
            <text:p>531748.8</text:p>
          </table:table-cell>
          <table:table-cell office:value-type="float" office:value="35.02" calcext:value-type="float">
            <text:p>35.02</text:p>
          </table:table-cell>
          <table:table-cell/>
          <table:table-cell office:value-type="float" office:value="7008.05670641875" calcext:value-type="float">
            <text:p>7008.05670641875</text:p>
          </table:table-cell>
          <table:table-cell office:value-type="float" office:value="5719.51567582885" calcext:value-type="float">
            <text:p>5719.51567582885</text:p>
          </table:table-cell>
          <table:table-cell office:value-type="percentage" office:value="0.0130078283189161" calcext:value-type="percentage">
            <text:p>1.30%</text:p>
          </table:table-cell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1.73" calcext:value-type="float">
            <text:p>91.73</text:p>
          </table:table-cell>
          <table:table-cell office:value-type="float" office:value="562245.52" calcext:value-type="float">
            <text:p>562245.52</text:p>
          </table:table-cell>
          <table:table-cell office:value-type="float" office:value="37.53" calcext:value-type="float">
            <text:p>37.53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1.73" calcext:value-type="float">
            <text:p>91.73</text:p>
          </table:table-cell>
          <table:table-cell office:value-type="float" office:value="562245.52" calcext:value-type="float">
            <text:p>562245.52</text:p>
          </table:table-cell>
          <table:table-cell office:value-type="float" office:value="37.53" calcext:value-type="float">
            <text:p>37.53</text:p>
          </table:table-cell>
          <table:table-cell/>
          <table:table-cell office:value-type="float" office:value="0.000000000116415321826935" calcext:value-type="float">
            <text:p>1.16415321826935E-10</text:p>
          </table:table-cell>
          <table:table-cell office:value-type="float" office:value="6129.44614033164" calcext:value-type="float">
            <text:p>6129.44614033164</text:p>
          </table:table-cell>
          <table:table-cell office:value-type="percentage" office:value="2.07054243744419E-016" calcext:value-type="percentage">
            <text:p>0.00%</text:p>
          </table:table-cell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5.12" calcext:value-type="float">
            <text:p>95.12</text:p>
          </table:table-cell>
          <table:table-cell office:value-type="float" office:value="544903.51" calcext:value-type="float">
            <text:p>544903.51</text:p>
          </table:table-cell>
          <table:table-cell office:value-type="float" office:value="35.17" calcext:value-type="float">
            <text:p>35.17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5.12" calcext:value-type="float">
            <text:p>95.12</text:p>
          </table:table-cell>
          <table:table-cell office:value-type="float" office:value="544903.51" calcext:value-type="float">
            <text:p>544903.51</text:p>
          </table:table-cell>
          <table:table-cell office:value-type="float" office:value="35.17" calcext:value-type="float">
            <text:p>35.17</text:p>
          </table:table-cell>
          <table:table-cell/>
          <table:table-cell office:value-type="float" office:value="0.000000000116415321826935" calcext:value-type="float">
            <text:p>1.16415321826935E-10</text:p>
          </table:table-cell>
          <table:table-cell office:value-type="float" office:value="5728.71274518516" calcext:value-type="float">
            <text:p>5728.71274518516</text:p>
          </table:table-cell>
          <table:table-cell office:value-type="percentage" office:value="2.13643921530935E-016" calcext:value-type="percentage">
            <text:p>0.00%</text:p>
          </table:table-cell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office:value-type="float" office:value="90.9" calcext:value-type="float">
            <text:p>90.9</text:p>
          </table:table-cell>
          <table:table-cell office:value-type="float" office:value="550695.88" calcext:value-type="float">
            <text:p>550695.88</text:p>
          </table:table-cell>
          <table:table-cell office:value-type="float" office:value="35.91" calcext:value-type="float">
            <text:p>35.91</text:p>
          </table:table-cell>
          <table:table-cell/>
          <table:table-cell office:value-type="string" calcext:value-type="string">
            <text:p>Energy Cost A*</text:p>
          </table:table-cell>
          <table:table-cell office:value-type="float" office:value="50" calcext:value-type="float">
            <text:p>50</text:p>
          </table:table-cell>
          <table:table-cell office:value-type="float" office:value="91.65" calcext:value-type="float">
            <text:p>91.65</text:p>
          </table:table-cell>
          <table:table-cell office:value-type="float" office:value="534571.76" calcext:value-type="float">
            <text:p>534571.76</text:p>
          </table:table-cell>
          <table:table-cell office:value-type="float" office:value="35.45" calcext:value-type="float">
            <text:p>35.45</text:p>
          </table:table-cell>
          <table:table-cell/>
          <table:table-cell office:value-type="float" office:value="16124.1198730172" calcext:value-type="float">
            <text:p>16124.1198730172</text:p>
          </table:table-cell>
          <table:table-cell office:value-type="float" office:value="5832.57056815232" calcext:value-type="float">
            <text:p>5832.57056815232</text:p>
          </table:table-cell>
          <table:table-cell office:value-type="percentage" office:value="0.0292795360009409" calcext:value-type="percentage">
            <text:p>2.93%</text:p>
          </table:table-cell>
          <table:table-cell office:value-type="float" office:value="4286" calcext:value-type="float">
            <text:p>42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5T00:53:58.887043564</dc:date>
    <meta:editing-duration>PT32M11S</meta:editing-duration>
    <meta:editing-cycles>1</meta:editing-cycles>
    <meta:document-statistic meta:table-count="1" meta:cell-count="720" meta:object-count="0"/>
    <meta:generator>LibreOffice/6.4.7.2$Linux_X86_64 LibreOffice_project/40$Build-2</meta:generator>
  </office:meta>
</office:document-meta>
</file>